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3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I. Binswang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11, 1880</text:p>
      <text:p text:style-name="P6">Month<text:tab/><text:tab/><text:tab/><text:tab/><text:tab/><text:tab/>March</text:p>
      <text:p text:style-name="P6">Year<text:tab/><text:tab/><text:tab/><text:tab/><text:tab/><text:tab/>1880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The Jewish Foster Home and Orphan Asylum,/</text:p>
      <text:p text:style-name="P2">1431 NORTH FIFTEENTH STREET./</text:p>
      <text:p text:style-name="P4">Philadelphia, March 11th 1880/</text:p>
      <text:p text:style-name="P3">Rev. S. Morais/</text:p>
      <text:p text:style-name="P3">My dear Sir/</text:p>
      <text:p text:style-name="P3">Our com[m]ittee to obtain subscription/ to the building fund of our Home/ are about issueing[sic!] circulars/ to every jewish[sic!] resident of our/ City appealing to them for aid/ in their efforts to extend the/ usefulness of their cherished/ &amp; much needed institution./ <text:s/>They request me to ask your/ cooperation by an address/ in its behalf from the pulpit/ of your Congregation./</text:p>
      <text:p text:style-name="P3">It is needless for me to/ say more to you as you/ always staid[sic!] by its noble/</text:p>
      <text:p text:style-name="P3"/>
      <text:p text:style-name="P3">[Page 2]</text:p>
      <text:p text:style-name="P3">cause. <text:s/>On the last Sunday/ of April next we intend/ Providence permitting to celebrate/ our 25th <text:soft-page-break/>anniversary &amp; hope/ to be then enabled to announce/ that means have been provided/ to erect suitable &amp; enlarged/ buildings. <text:s/>I regret that/ I had not the pleasure of/ meeting you at home, when/ I called during the week./ <text:s/>Yours very truly/ I. Binswanger/ Pr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5:27:21.47</meta:creation-date>
    <dc:date>2012-01-11T15:36:52.92</dc:date>
    <dc:creator>Penn Libraries</dc:creator>
    <meta:editing-duration>PT00H08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28" meta:character-count="2227"/>
  </office:meta>
</office:document-meta>
</file>